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1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e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909091" calcext:value-type="float">
            <text:p>9.09E-04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table:number-columns-repeated="6"/>
          <table:table-cell table:style-name="ce6"/>
        </table:table-row>
      </table:table>
      <table:table table:name="teo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table:style-name="Default" office:value-type="string" calcext:value-type="string">
            <text:p>ddyn_lfc</text:p>
          </table:table-cell>
          <table:table-cell table:style-name="Default"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107" calcext:value-type="float">
            <text:p>1.07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62" calcext:value-type="float">
            <text:p>1.62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115" calcext:value-type="float">
            <text:p>1.15E-05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22" calcext:value-type="float">
            <text:p>2.2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8" calcext:value-type="float">
            <text:p>1.80E-05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3" office:value-type="float" office:value="9999" calcext:value-type="float">
            <text:p>9999</text:p>
          </table:table-cell>
          <table:table-cell office:value-type="float" office:value="0.000093" calcext:value-type="float">
            <text:p>9.30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606061" calcext:value-type="float">
            <text:p>6.06E-04</text:p>
          </table:table-cell>
          <table:table-cell office:value-type="float" office:value="0.000869565" calcext:value-type="float">
            <text:p>8.70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0666667" calcext:value-type="float">
            <text:p>6.67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3" calcext:value-type="float">
            <text:p>3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2" calcext:value-type="float">
            <text:p>2.2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17" calcext:value-type="float">
            <text:p>1.7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0105" calcext:value-type="float">
            <text:p>1.05E-05</text:p>
          </table:table-cell>
          <table:table-cell office:value-type="float" office:value="0.000016" calcext:value-type="float">
            <text:p>1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00098" calcext:value-type="float">
            <text:p>9.8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73" calcext:value-type="float">
            <text:p>7.30E-0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625" calcext:value-type="float">
            <text:p>6.25E-04</text:p>
          </table:table-cell>
          <table:table-cell office:value-type="float" office:value="0.000909091" calcext:value-type="float">
            <text:p>9.09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" calcext:value-type="float">
            <text:p>2.0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9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18" calcext:value-type="float">
            <text:p>1.8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00095" calcext:value-type="float">
            <text:p>9.50E-06</text:p>
          </table:table-cell>
          <table:table-cell office:value-type="float" office:value="0.000026" calcext:value-type="float">
            <text:p>2.6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3" calcext:value-type="float">
            <text:p>2.3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69" calcext:value-type="float">
            <text:p>6.90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0089" calcext:value-type="float">
            <text:p>8.90E-06</text:p>
          </table:table-cell>
          <table:table-cell office:value-type="float" office:value="0.000024" calcext:value-type="float">
            <text:p>2.40E-05</text:p>
          </table:table-cell>
          <table:table-cell table:number-columns-repeated="3" office:value-type="float" office:value="9999" calcext:value-type="float">
            <text:p>9999</text:p>
          </table:table-cell>
          <table:table-cell office:value-type="float" office:value="0.0000925" calcext:value-type="float">
            <text:p>9.25E-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0086" calcext:value-type="float">
            <text:p>8.60E-06</text:p>
          </table:table-cell>
          <table:table-cell table:style-name="Default" office:value-type="float" office:value="0.000025261966" calcext:value-type="float">
            <text:p>0.000025261966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81112629" calcext:value-type="float">
            <text:p>0.0000811126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0081" calcext:value-type="float">
            <text:p>8.10E-06</text:p>
          </table:table-cell>
          <table:table-cell table:style-name="Default" office:value-type="float" office:value="0.000021196104" calcext:value-type="float">
            <text:p>0.00002119610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8254002" calcext:value-type="float">
            <text:p>0.0000982540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73" calcext:value-type="float">
            <text:p>7.30E-06</text:p>
          </table:table-cell>
          <table:table-cell table:style-name="Default" office:value-type="float" office:value="0.000020048564" calcext:value-type="float">
            <text:p>0.000020048564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0.000095262271" calcext:value-type="float">
            <text:p>0.0000952622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table:style-name="Default" office:value-type="float" office:value="9999" calcext:value-type="float">
            <text:p>9999</text:p>
          </table:table-cell>
          <table:table-cell table:number-columns-repeated="3" office:value-type="float" office:value="9999" calcext:value-type="float">
            <text:p>9999</text:p>
          </table:table-cell>
          <table:table-cell table:style-name="Default" office:value-type="float" office:value="9999" calcext:value-type="float">
            <text:p>9999</text:p>
          </table:table-cell>
        </table:table-row>
      </table:table>
      <table:table table:name="sj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95238" calcext:value-type="float">
            <text:p>5.95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57576" calcext:value-type="float">
            <text:p>7.58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819672" calcext:value-type="float">
            <text:p>8.20E-04</text:p>
          </table:table-cell>
          <table:table-cell table:style-name="ce1" office:value-type="float" office:value="0.00149925" calcext:value-type="float">
            <text:p>1.50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gui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71141" calcext:value-type="float">
            <text:p>6.71E-04</text:p>
          </table:table-cell>
          <table:table-cell table:style-name="ce1" office:value-type="float" office:value="0.000900901" calcext:value-type="float">
            <text:p>9.01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909091" calcext:value-type="float">
            <text:p>9.09E-04</text:p>
          </table:table-cell>
          <table:table-cell table:number-columns-repeated="2" office:value-type="float" office:value="9999" calcext:value-type="float">
            <text:p>9999</text:p>
          </table:table-cell>
          <table:table-cell table:style-name="ce1" office:value-type="float" office:value="0.00148148" calcext:value-type="float">
            <text:p>1.48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tam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45161" calcext:value-type="float">
            <text:p>6.45E-04</text:p>
          </table:table-cell>
          <table:table-cell table:style-name="ce1" office:value-type="float" office:value="0.000909091" calcext:value-type="float">
            <text:p>9.09E-04</text:p>
          </table:table-cell>
          <table:table-cell table:style-name="ce1" office:value-type="float" office:value="0.000740741" calcext:value-type="float">
            <text:p>7.41E-04</text:p>
          </table:table-cell>
          <table:table-cell table:style-name="ce1" office:value-type="float" office:value="0.000826446" calcext:value-type="float">
            <text:p>8.26E-04</text:p>
          </table:table-cell>
          <table:table-cell table:style-name="ce1" office:value-type="float" office:value="0.0015625" calcext:value-type="float">
            <text:p>1.56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ml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88235" calcext:value-type="float">
            <text:p>5.88E-04</text:p>
          </table:table-cell>
          <table:table-cell table:style-name="ce1" office:value-type="float" office:value="0.001" calcext:value-type="float">
            <text:p>1.00E-03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917431" calcext:value-type="float">
            <text:p>9.17E-04</text:p>
          </table:table-cell>
          <table:table-cell table:style-name="ce1" office:value-type="float" office:value="0.00125" calcext:value-type="float">
            <text:p>1.25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qsb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17284" calcext:value-type="float">
            <text:p>6.17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0724638" calcext:value-type="float">
            <text:p>7.25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ab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jai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45161" calcext:value-type="float">
            <text:p>6.45E-04</text:p>
          </table:table-cell>
          <table:table-cell table:style-name="ce1" office:value-type="float" office:value="0.000909091" calcext:value-type="float">
            <text:p>9.09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862069" calcext:value-type="float">
            <text:p>8.62E-04</text:p>
          </table:table-cell>
          <table:table-cell table:style-name="ce1" office:value-type="float" office:value="0.00151057" calcext:value-type="float">
            <text:p>1.51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lzh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75188" calcext:value-type="float">
            <text:p>7.52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45161" calcext:value-type="float">
            <text:p>6.45E-04</text:p>
          </table:table-cell>
          <table:table-cell table:style-name="ce1" office:value-type="float" office:value="0.000909091" calcext:value-type="float">
            <text:p>9.09E-04</text:p>
          </table:table-cell>
          <table:table-cell table:style-name="ce1" office:value-type="float" office:value="0.000704225" calcext:value-type="float">
            <text:p>7.04E-04</text:p>
          </table:table-cell>
          <table:table-cell table:style-name="ce1" office:value-type="float" office:value="0.000869565" calcext:value-type="float">
            <text:p>8.70E-04</text:p>
          </table:table-cell>
          <table:table-cell table:style-name="ce1" office:value-type="float" office:value="0.00151057" calcext:value-type="float">
            <text:p>1.51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bmt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4932" calcext:value-type="float">
            <text:p>6.85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cyg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4932" calcext:value-type="float">
            <text:p>6.85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89655" calcext:value-type="float">
            <text:p>6.90E-04</text:p>
          </table:table-cell>
          <table:table-cell table:style-name="ce1" office:value-type="float" office:value="0.000840336" calcext:value-type="float">
            <text:p>8.40E-04</text:p>
          </table:table-cell>
          <table:table-cell table:style-name="ce1" office:value-type="float" office:value="0.00142857" calcext:value-type="float">
            <text:p>1.4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ny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606061" calcext:value-type="float">
            <text:p>6.06E-04</text:p>
          </table:table-cell>
          <table:table-cell table:style-name="ce1" office:value-type="float" office:value="0.000854701" calcext:value-type="float">
            <text:p>8.55E-04</text:p>
          </table:table-cell>
          <table:table-cell table:style-name="ce1" office:value-type="float" office:value="0.000684932" calcext:value-type="float">
            <text:p>6.85E-04</text:p>
          </table:table-cell>
          <table:table-cell table:style-name="ce1" office:value-type="float" office:value="0.000769231" calcext:value-type="float">
            <text:p>7.69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66667" calcext:value-type="float">
            <text:p>6.67E-04</text:p>
          </table:table-cell>
          <table:table-cell table:style-name="ce1" office:value-type="float" office:value="0.00117647" calcext:value-type="float">
            <text:p>1.18E-03</text:p>
          </table:table-cell>
          <table:table-cell table:style-name="ce1" office:value-type="float" office:value="0.0008" calcext:value-type="float">
            <text:p>8.00E-04</text:p>
          </table:table-cell>
          <table:table-cell table:style-name="ce1" office:value-type="float" office:value="0.00102041" calcext:value-type="float">
            <text:p>1.02E-03</text:p>
          </table:table-cell>
          <table:table-cell table:style-name="ce1" office:value-type="float" office:value="0.00170358" calcext:value-type="float">
            <text:p>1.70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kak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61798" calcext:value-type="float">
            <text:p>5.62E-04</text:p>
          </table:table-cell>
          <table:table-cell table:style-name="ce1" office:value-type="float" office:value="0.000813008" calcext:value-type="float">
            <text:p>8.13E-04</text:p>
          </table:table-cell>
          <table:table-cell table:style-name="ce1" office:value-type="float" office:value="0.000653595" calcext:value-type="float">
            <text:p>6.54E-04</text:p>
          </table:table-cell>
          <table:table-cell table:style-name="ce1" office:value-type="float" office:value="0.00078125" calcext:value-type="float">
            <text:p>7.81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117647" calcext:value-type="float">
            <text:p>1.18E-03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952381" calcext:value-type="float">
            <text:p>9.52E-04</text:p>
          </table:table-cell>
          <table:table-cell table:style-name="ce1" office:value-type="float" office:value="0.00133333" calcext:value-type="float">
            <text:p>1.33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table table:name="hon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ddyn_lfc</text:p>
          </table:table-cell>
          <table:table-cell office:value-type="string" calcext:value-type="string">
            <text:p>ddyn_hfc</text:p>
          </table:table-cell>
          <table:table-cell office:value-type="string" calcext:value-type="string">
            <text:p>ddyn_lfcpick</text:p>
          </table:table-cell>
          <table:table-cell office:value-type="string" calcext:value-type="string">
            <text:p>ddyn_hfcpick</text:p>
          </table:table-cell>
          <table:table-cell office:value-type="string" calcext:value-type="string">
            <text:p>ddyn_h1</text:p>
          </table:table-cell>
          <table:table-cell table:style-name="Default" office:value-type="string" calcext:value-type="string">
            <text:p>dp2_lf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571429" calcext:value-type="float">
            <text:p>5.71E-04</text:p>
          </table:table-cell>
          <table:table-cell table:style-name="ce1" office:value-type="float" office:value="0.000833333" calcext:value-type="float">
            <text:p>8.33E-04</text:p>
          </table:table-cell>
          <table:table-cell table:style-name="ce1" office:value-type="float" office:value="0.000657895" calcext:value-type="float">
            <text:p>6.58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147059" calcext:value-type="float">
            <text:p>1.47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00625" calcext:value-type="float">
            <text:p>6.25E-04</text:p>
          </table:table-cell>
          <table:table-cell table:style-name="ce1" office:value-type="float" office:value="0.000909091" calcext:value-type="float">
            <text:p>9.09E-04</text:p>
          </table:table-cell>
          <table:table-cell table:style-name="ce1" office:value-type="float" office:value="0.000714286" calcext:value-type="float">
            <text:p>7.14E-04</text:p>
          </table:table-cell>
          <table:table-cell table:style-name="ce1" office:value-type="float" office:value="0.000909091" calcext:value-type="float">
            <text:p>9.09E-04</text:p>
          </table:table-cell>
          <table:table-cell table:style-name="ce1" office:value-type="float" office:value="0.00148148" calcext:value-type="float">
            <text:p>1.48E-03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9999" calcext:value-type="float">
            <text:p>9999</text:p>
          </table:table-cell>
          <table:table-cell table:style-name="ce5"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9999" calcext:value-type="float">
            <text:p>9999</text:p>
          </table:table-cell>
          <table:table-cell office:value-type="float" office:value="0.00027" calcext:value-type="float">
            <text:p>2.70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0:06:13.42234774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4T10:44:35.279990054</meta:creation-date>
    <dc:date>2024-12-03T11:45:52.294825527</dc:date>
    <meta:editing-duration>PT11H20M19S</meta:editing-duration>
    <meta:editing-cycles>18</meta:editing-cycles>
    <meta:generator>LibreOffice/7.5.9.2$Linux_X86_64 LibreOffice_project/50$Build-2</meta:generator>
    <meta:document-statistic meta:table-count="15" meta:cell-count="3360" meta:object-count="0"/>
  </office:meta>
</office:document-meta>
</file>